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Normale"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9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3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5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4">[richiedenti.pec]</text:p>
            <text:p text:style-name="P24"/>
          </table:table-cell>
        </table:table-row>
        <table:table-row>
          <table:table-cell table:style-name="Tabella6.A1" office:value-type="string">
            <text:p text:style-name="P22">Allegati: //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[progettisti.nominativo;block=tbs:row;]</text:p>
            <text:p text:style-name="P24">[progettisti.indirizzo]</text:p>
            <text:p text:style-name="P21"><text:span text:style-name="Car._20_predefinito_20_paragrafo"><text:span text:style-name="T4">[progettisti.cap] [progettisti.comune] ([progettisti.prov])</text:span></text:span></text:p>
            <text:p text:style-name="P21"><text:span text:style-name="Car._20_predefinito_20_paragrafo"><text:span text:style-name="T4">[progettisti.pec]</text:span></text:span></text:p>
            <text:p text:style-name="P21"><text:span text:style-name="Car._20_predefinito_20_paragrafo"><text:span text:style-name="T4"/></text:span></text:p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7">[tipo_pratica] richiesto con istanza presentata in data [onload.data_presentazione] recepita in atti [onload.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6"/>
      <text:p text:style-name="P26"/>
      <text:p text:style-name="P28">In riferimento alla richiesta di cui all’oggetto ed ai sensi dell’art. 7 della Legge 7 agosto 1990, n° 241, <text:s/>si comunica che il responsabile del procedimento è il geom. Ivo Maffioli mentre il [onload.istruttore_tecnico] è l’istruttore tecnico al quale rivolgersi, nell’orario di ricevimento, per avere informazioni in merito alla richiesta presentata.</text:p>
      <text:p text:style-name="P28"/>
      <text:p text:style-name="P28">Distinti saluti.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7">IL DIRIGENTE</text:p>
            <text:p text:style-name="P17">Arch. Giovanna Macario</text:p>
            <text:p text:style-name="P17"/>
          </table:table-cell>
        </table:table-row>
        <table:table-row table:style-name="Tabella4.1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8"/>
          </table:table-cell>
        </table:table-row>
      </table:table>
      <text:p text:style-name="Standard"/>
      <text:h text:style-name="P35" text:outline-level="1">Informativa ai sensi dell’articolo 13 del D.Lgs 30 giugno 2003 n.196</text:h>
      <text:p text:style-name="P19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9"/>
      <text:p text:style-name="P20">Finalità del trattamento.</text:p>
      <text:p text:style-name="P3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20"><text:soft-page-break/></text:p>
      <text:p text:style-name="P30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20"/>
      <text:p text:style-name="P30">Gli stessi dati possono altresì essere comunicati a privati o enti pubblici economici qualora ciò sia previsto da una norma di legge o di regolamento.</text:p>
      <text:p text:style-name="P29"/>
      <text:p text:style-name="P32">Dati personali.</text:p>
      <text:p text:style-name="P30">I dati richiesti devono essere indicati obbligatoriamente onde rendere possibile l’istruttoria dell’istanza di permesso di costruire.</text:p>
      <text:p text:style-name="P30">Il rifiuto di fornire i dati richiesti comporterà l’impossibilità di dare seguito alla Sua domanda.</text:p>
      <text:p text:style-name="P29"/>
      <text:p text:style-name="P32">Modalità di trattamento.</text:p>
      <text:p text:style-name="P30">I dati verranno trattati con modalità prevalentemente informatizzate e con logiche pienamente rispondenti alle finalità da perseguire anche mediante:</text:p>
      <text:p text:style-name="P30">- verifiche dei dati esposti nella domanda e documentazione allegata con altri dati in possesso del Comune di Savona;</text:p>
      <text:p text:style-name="P30">- verifiche dei dati contenuti nella domanda e nella documentazione allegata con i dati in possesso di altri organismi.</text:p>
      <text:p text:style-name="P29"/>
      <text:p text:style-name="P32">Titolari del trattamento.</text:p>
      <text:p text:style-name="P31"><text:span text:style-name="T3">Il Comune di Savona assume la qualifica </text:span><text:span text:style-name="T1">di titolare del trattamento dei dati personali</text:span><text:span text:style-name="T3">.</text:span></text:p>
      <text:p text:style-name="P30">Il responsabile del trattamento dei dati personali è il Direttore del Settore Pianificazione Territoriale, Arch. Giovanna Macario</text:p>
      <text:p text:style-name="P29"/>
      <text:p text:style-name="P32">Diritti dell’interessato.</text:p>
      <text:p text:style-name="P30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9"/>
      <text:p text:style-name="P32">Consenso.</text:p>
      <text:p text:style-name="P30">Il Comune di Savona, in quanto soggetto pubblico, non deve acquisire il consenso degli interessati per poter trattare i loro dati personali.</text:p>
      <text:p text:style-name="P29"/>
      <text:p text:style-name="P27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296/364</text:p>
              <text:p text:style-name="MP7">telefax 019-8310356</text:p>
            </table:table-cell>
            <table:table-cell table:style-name="Tabella2.B2" office:value-type="string">
              <text:p text:style-name="MP6">Ufficio per visione atti:</text:p>
              <text:p text:style-name="MP7">Orario:</text:p>
            </table:table-cell>
            <table:table-cell table:style-name="Tabella2.D2" office:value-type="string">
              <text:p text:style-name="MP6">Servizio Edilizia Privata </text:p>
              <text:p text:style-name="MP7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5-07-30T16:50:08.80</dc:date>
    <meta:print-date>2013-02-20T09:35:00</meta:print-date>
    <meta:editing-cycles>28</meta:editing-cycles>
    <meta:editing-duration>PT2H17M3S</meta:editing-duration>
    <meta:generator>OpenOffice/4.1.0$Win32 OpenOffice.org_project/410m18$Build-9764</meta:generator>
    <meta:document-statistic meta:table-count="5" meta:image-count="1" meta:object-count="0" meta:page-count="2" meta:paragraph-count="67" meta:word-count="573" meta:character-count="4403"/>
  </office:meta>
</office:document-meta>
</file>